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pperplate Gothic Bold" svg:font-family="'Copperplate Gothic Bold'" style:font-pitch="variable"/>
    <style:font-face style:name="Verdana2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Verdana3" svg:font-family="Verdana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line-height="100%" style:punctuation-wrap="hanging" style:line-break="strict"/>
      <style:text-properties style:font-name="Verdana3"/>
    </style:style>
    <style:style style:name="P2" style:family="paragraph">
      <style:text-properties style:font-name="Verdana3"/>
    </style:style>
    <style:style style:name="P3" style:family="paragraph">
      <style:paragraph-properties fo:line-height="100%" style:punctuation-wrap="hanging" style:line-break="strict"/>
      <style:text-properties style:font-name="Verdana1"/>
    </style:style>
    <style:style style:name="P4" style:family="paragraph">
      <style:text-properties style:font-name="Verdana1"/>
    </style:style>
    <style:style style:name="T1" style:family="text">
      <style:text-properties fo:color="#ffffff" style:font-name="Verdana3" fo:font-size="36pt" fo:language="en" fo:country="AU" style:font-size-asian="36pt" style:font-size-complex="36pt"/>
    </style:style>
    <style:style style:name="T2" style:family="text">
      <style:text-properties fo:color="#ffffff" style:font-name="Verdana1" fo:font-size="36pt" fo:language="en" fo:country="AU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Open my eyes, Lord</text:p>
          </draw:text-box>
        </draw:frame>
        <draw:frame presentation:style-name="pr2" draw:text-style-name="P2" draw:layer="layout" svg:width="28cm" svg:height="15.6cm" svg:x="0cm" svg:y="5.2cm" presentation:class="outline">
          <draw:text-box>
            <text:p text:style-name="P1"><text:span text:style-name="T1">Open my eyes, Lord, I want to see Jesus,</text:span></text:p>
            <text:p text:style-name="P1"><text:span text:style-name="T1">To reach out and touch Him,</text:span></text:p>
            <text:p text:style-name="P1"><text:span text:style-name="T1">And say that I love Him.</text:span></text:p>
            <text:p text:style-name="P1"><text:span text:style-name="T1">Open my ears, Lord, And help me to listen,</text:span></text:p>
            <text:p text:style-name="P1"><text:span text:style-name="T1">Open my eyes, Lord, I want to see Jesu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text-style-name="P4" draw:layer="layout" svg:width="28cm" svg:height="15.6cm" svg:x="0cm" svg:y="5.2cm" presentation:class="outline">
          <draw:text-box>
            <text:p text:style-name="P3"><text:span text:style-name="T2">Open our eyes, Lord, we want to see Jesus,</text:span></text:p>
            <text:p text:style-name="P3"><text:span text:style-name="T2">To reach out and touch Him,</text:span></text:p>
            <text:p text:style-name="P3"><text:span text:style-name="T2">And say that we love Him.</text:span></text:p>
            <text:p text:style-name="P3"><text:span text:style-name="T2">Open our ears, Lord, and help us to listen,</text:span></text:p>
            <text:p text:style-name="P3"><text:span text:style-name="T2">Open our eyes, Lord, we want to see Jesu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pperplate Gothic Bold" svg:font-family="'Copperplate Gothic Bold'" style:font-pitch="variable"/>
    <style:font-face style:name="Verdana2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Verdana3" svg:font-family="Verdana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4-03-31T09:47:58.771374201</dc:date>
    <meta:editing-duration>PT1H51M19S</meta:editing-duration>
    <meta:editing-cycles>27</meta:editing-cycles>
    <meta:generator>LibreOffice/4.2.2.1$Linux_X86_64 LibreOffice_project/f36d84b791bbb6580a6f88e1eda72ca6083bbb4b</meta:generator>
    <meta:document-statistic meta:object-count="34"/>
  </office:meta>
</office:document-meta>
</file>